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ff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4169e1"/>
      <style:text-properties fo:color="#fffaf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#f3e5f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ff" fo:border="none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4169e1" style:text-align-source="fix" style:repeat-content="false"/>
      <style:paragraph-properties fo:text-align="center" fo:margin-left="0cm"/>
      <style:text-properties fo:color="#fffaf0"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10-30'.C6"/>
      <style:map style:condition="cell-content()=2" style:apply-style-name="Average" style:base-cell-address="'Prompts comparison as of 2022-10-30'.C6"/>
      <style:map style:condition="cell-content()=3" style:apply-style-name="Good" style:base-cell-address="'Prompts comparison as of 2022-10-30'.C6"/>
      <style:map style:condition="cell-content()&lt;=0" style:apply-style-name="Bad" style:base-cell-address="'Prompts comparison as of 2022-10-30'.C6"/>
    </style:style>
    <style:style style:name="ce5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()=1" style:apply-style-name="Neutral" style:base-cell-address="'Prompts comparison as of 2022-10-30'.C6"/>
      <style:map style:condition="cell-content()=2" style:apply-style-name="Average" style:base-cell-address="'Prompts comparison as of 2022-10-30'.C6"/>
      <style:map style:condition="cell-content()=3" style:apply-style-name="Good" style:base-cell-address="'Prompts comparison as of 2022-10-30'.C6"/>
      <style:map style:condition="cell-content()&lt;=0" style:apply-style-name="Bad" style:base-cell-address="'Prompts comparison as of 2022-10-30'.C6"/>
    </style:style>
    <style:style style:name="ce2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Neutral" style:base-cell-address="'Prompts comparison as of 2022-10-30'.C6"/>
      <style:map style:condition="cell-content()=2" style:apply-style-name="Average" style:base-cell-address="'Prompts comparison as of 2022-10-30'.C6"/>
      <style:map style:condition="cell-content()=3" style:apply-style-name="Good" style:base-cell-address="'Prompts comparison as of 2022-10-30'.C6"/>
      <style:map style:condition="cell-content()&lt;=0" style:apply-style-name="Bad" style:base-cell-address="'Prompts comparison as of 2022-10-30'.C6"/>
    </style:style>
    <style:style style:name="ce27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None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10-30'.C6"/>
      <style:map style:condition="cell-content()=2" style:apply-style-name="Average" style:base-cell-address="'Prompts comparison as of 2022-10-30'.C6"/>
      <style:map style:condition="cell-content()=3" style:apply-style-name="Good" style:base-cell-address="'Prompts comparison as of 2022-10-30'.C6"/>
      <style:map style:condition="cell-content()&lt;=0" style:apply-style-name="Bad" style:base-cell-address="'Prompts comparison as of 2022-10-30'.C6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4169e1" style:text-align-source="fix" style:repeat-content="false"/>
      <style:paragraph-properties fo:text-align="end" fo:margin-left="0cm"/>
      <style:text-properties fo:color="#fffaf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07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transparent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4169e1"/>
      <style:text-properties fo:color="#fffaf0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3e5f5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ackground-color="#f3e5f5" fo:border-left="none" fo:border-right="none" fo:border-top="0.06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3e5f5"/>
    </style:style>
    <style:style style:name="ce101" style:family="table-cell" style:parent-style-name="Default">
      <style:table-cell-properties fo:background-color="#4169e1"/>
      <style:text-properties fo:color="#fffaf0"/>
    </style:style>
    <style:style style:name="gr1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0"/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pts comparison as of 2022-10-30" table:style-name="ta1" table:print-ranges="'Prompts comparison as of 2022-10-30'.A1:'Prompts comparison as of 2022-10-30'.J152">
        <office:forms form:automatic-focus="false" form:apply-design-mode="false"/>
        <table:table-column table:style-name="co1" table:default-cell-style-name="ce11"/>
        <table:table-column table:style-name="co2" table:default-cell-style-name="ce2"/>
        <table:table-column table:style-name="co3" table:number-columns-repeated="7" table:default-cell-style-name="ce20"/>
        <table:table-column table:style-name="co4" table:default-cell-style-name="ce34"/>
        <table:table-column table:style-name="co5" table:number-columns-repeated="1014" table:default-cell-style-name="Default"/>
        <table:table-row table:style-name="ro1">
          <table:table-cell table:style-name="ce5"/>
          <table:table-cell table:style-name="ce52" office:value-type="string" calcext:value-type="string">
            <text:p>Numbers figure quality level:</text:p>
          </table:table-cell>
          <table:table-cell table:style-name="ce57" office:value-type="string" calcext:value-type="string">
            <text:p><text:s/>0 = No support, 1 = Basics, 2 = Good feature set but poor ergonomics, 3 = Good features and ergonomics </text:p>
          </table:table-cell>
          <table:table-cell table:style-name="ce75" table:number-columns-repeated="6"/>
          <table:table-cell table:style-name="ce77"/>
          <table:table-cell table:style-name="ce83" table:number-columns-repeated="101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9" office:value-type="string" calcext:value-type="string">
            <text:p>Liquidprompt</text:p>
          </table:table-cell>
          <table:table-cell table:style-name="ce19" office:value-type="string" calcext:value-type="string">
            <text:p>Starship</text:p>
          </table:table-cell>
          <table:table-cell table:style-name="ce19" office:value-type="string" calcext:value-type="string">
            <text:p>Spaceship</text:p>
          </table:table-cell>
          <table:table-cell table:style-name="ce19" office:value-type="string" calcext:value-type="string">
            <text:p>Oh-My-Posh</text:p>
          </table:table-cell>
          <table:table-cell table:style-name="ce19" office:value-type="string" calcext:value-type="string">
            <text:p>Powerlevel10k</text:p>
          </table:table-cell>
          <table:table-cell table:style-name="ce19" office:value-type="string" calcext:value-type="string">
            <text:p>Powerline</text:p>
          </table:table-cell>
          <table:table-cell table:style-name="ce19" office:value-type="string" calcext:value-type="string">
            <text:p>Pure</text:p>
          </table:table-cell>
          <table:table-cell table:style-name="ce33" office:value-type="string" calcext:value-type="string">
            <text:p>Popularity</text:p>
          </table:table-cell>
          <table:table-cell table:style-name="ce7" table:number-columns-repeated="1010"/>
          <table:table-cell table:number-columns-repeated="4"/>
        </table:table-row>
        <table:table-row table:style-name="ro1">
          <table:table-cell table:style-name="ce8" office:value-type="string" calcext:value-type="string">
            <text:p>Implementation</text:p>
          </table:table-cell>
          <table:table-cell table:style-name="ce53" office:value-type="string" calcext:value-type="string">
            <text:p>Language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Rust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Go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Python</text:p>
          </table:table-cell>
          <table:table-cell table:style-name="ce60" office:value-type="string" calcext:value-type="string">
            <text:p>Zsh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License</text:p>
          </table:table-cell>
          <table:table-cell table:style-name="ce60" office:value-type="string" calcext:value-type="string">
            <text:p>AGPLv3</text:p>
          </table:table-cell>
          <table:table-cell table:style-name="ce60" office:value-type="string" calcext:value-type="string">
            <text:p>ISC</text:p>
          </table:table-cell>
          <table:table-cell table:number-columns-repeated="5" table:style-name="ce60" office:value-type="string" calcext:value-type="string">
            <text:p>MIT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Github stars (k)</text:p>
          </table:table-cell>
          <table:table-cell table:style-name="ce21" office:value-type="float" office:value="4.2" calcext:value-type="float">
            <text:p>4,2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7.2" calcext:value-type="float">
            <text:p>17,2</text:p>
          </table:table-cell>
          <table:table-cell table:style-name="ce21" office:value-type="float" office:value="7.4" calcext:value-type="float">
            <text:p>7,4</text:p>
          </table:table-cell>
          <table:table-cell table:style-name="ce21" office:value-type="float" office:value="30.4" calcext:value-type="float">
            <text:p>30,4</text:p>
          </table:table-cell>
          <table:table-cell table:style-name="ce21" office:value-type="float" office:value="13.4" calcext:value-type="float">
            <text:p>13,4</text:p>
          </table:table-cell>
          <table:table-cell table:style-name="ce21" office:value-type="float" office:value="11.5" calcext:value-type="float">
            <text:p>11,5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Themes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formula="of:=SUM([.C6:.I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hells</text:p>
          </table:table-cell>
          <table:table-cell table:style-name="ce14" office:value-type="string" calcext:value-type="string">
            <text:p>Support</text:p>
          </table:table-cell>
          <table:table-cell table:style-name="ce59" table:formula="of:=SUM([.C8:.C12])" office:value-type="float" office:value="4" calcext:value-type="float">
            <text:p>4</text:p>
          </table:table-cell>
          <table:table-cell table:style-name="ce59" table:formula="of:=SUM([.D8:.D12])" office:value-type="float" office:value="9" calcext:value-type="float">
            <text:p>9</text:p>
          </table:table-cell>
          <table:table-cell table:style-name="ce59" table:formula="of:=SUM([.E8:.E12])" office:value-type="float" office:value="3" calcext:value-type="float">
            <text:p>3</text:p>
          </table:table-cell>
          <table:table-cell table:style-name="ce59" table:formula="of:=SUM([.F8:.F12])" office:value-type="float" office:value="8" calcext:value-type="float">
            <text:p>8</text:p>
          </table:table-cell>
          <table:table-cell table:style-name="ce59" table:formula="of:=SUM([.G8:.G12])" office:value-type="float" office:value="3" calcext:value-type="float">
            <text:p>3</text:p>
          </table:table-cell>
          <table:table-cell table:style-name="ce59" table:formula="of:=SUM([.H8:.H12])" office:value-type="float" office:value="8" calcext:value-type="float">
            <text:p>8</text:p>
          </table:table-cell>
          <table:table-cell table:style-name="ce59" table:formula="of:=SUM([.I8:.I12])" office:value-type="float" office:value="3" calcext:value-type="float">
            <text:p>3</text:p>
          </table:table-cell>
          <table:table-cell table:style-name="ce35" table:formula="of:=AVERAGE([.J8:.J12])" office:value-type="float" office:value="7.6" calcext:value-type="float">
            <text:p>7,6</text:p>
          </table:table-cell>
          <table:table-cell table:style-name="ce46" table:number-columns-repeated="1013"/>
          <table:table-cell/>
        </table:table-row>
        <table:table-row table:style-name="ro1">
          <table:table-cell table:style-name="ce13"/>
          <table:table-cell table:style-name="ce55" office:value-type="string" calcext:value-type="string">
            <office:annotation draw:style-name="gr1" draw:text-style-name="P2" svg:width="2.899cm" svg:height="1.799cm" svg:x="7.805cm" svg:y="1.66cm" draw:caption-point-x="-0.61cm" draw:caption-point-y="1.51cm">
              <dc:creator>NH</dc:creator>
              <dc:date>2022-08-17T00:00:00</dc:date>
              <text:p text:style-name="P1"><text:span text:style-name="T1">3: supports right prompt</text:span></text:p>
            </office:annotation>
            <text:p>Zsh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SUM([.C8:.I8])" office:value-type="float" office:value="18" calcext:value-type="float">
            <text:p>18</text:p>
          </table:table-cell>
          <table:table-cell table:style-name="ce47" table:number-columns-repeated="1010"/>
          <table:table-cell table:style-name="ce13" table:number-columns-repeated="3"/>
          <table:table-cell/>
        </table:table-row>
        <table:table-row table:style-name="ro1">
          <table:table-cell/>
          <table:table-cell table:style-name="ce53" office:value-type="string" calcext:value-type="string">
            <text:p>Bash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9:.I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i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0:.I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ower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1:.I1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python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2:.I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ssentials</text:p>
          </table:table-cell>
          <table:table-cell table:style-name="ce14" office:value-type="string" calcext:value-type="string">
            <text:p>Support</text:p>
          </table:table-cell>
          <table:table-cell table:style-name="ce25" table:formula="of:=SUM([.C14:.C34])" office:value-type="float" office:value="53" calcext:value-type="float">
            <text:p>53</text:p>
          </table:table-cell>
          <table:table-cell table:style-name="ce25" table:formula="of:=SUM([.D14:.D34])" office:value-type="float" office:value="34" calcext:value-type="float">
            <text:p>34</text:p>
          </table:table-cell>
          <table:table-cell table:style-name="ce25" table:formula="of:=SUM([.E14:.E34])" office:value-type="float" office:value="25" calcext:value-type="float">
            <text:p>25</text:p>
          </table:table-cell>
          <table:table-cell table:style-name="ce25" table:formula="of:=SUM([.F14:.F34])" office:value-type="float" office:value="22" calcext:value-type="float">
            <text:p>22</text:p>
          </table:table-cell>
          <table:table-cell table:style-name="ce25" table:formula="of:=SUM([.G14:.G34])" office:value-type="float" office:value="20" calcext:value-type="float">
            <text:p>20</text:p>
          </table:table-cell>
          <table:table-cell table:style-name="ce25" table:formula="of:=SUM([.H14:.H34])" office:value-type="float" office:value="17" calcext:value-type="float">
            <text:p>17</text:p>
          </table:table-cell>
          <table:table-cell table:style-name="ce25" table:formula="of:=SUM([.I14:.I34])" office:value-type="float" office:value="10" calcext:value-type="float">
            <text:p>10</text:p>
          </table:table-cell>
          <table:table-cell table:style-name="ce37" table:formula="of:=AVERAGE([.J14:.J34])" office:value-type="float" office:value="8.61904761904762" calcext:value-type="float">
            <text:p>8,6</text:p>
          </table:table-cell>
          <table:table-cell table:style-name="ce48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1" draw:text-style-name="P4" svg:width="2.899cm" svg:height="1.799cm" svg:x="7.805cm" svg:y="4.37cm" draw:caption-point-x="-0.61cm" draw:caption-point-y="1.51cm">
              <dc:creator>NH</dc:creator>
              <dc:date>2022-08-16T00:00:00</dc:date>
              <text:p text:style-name="P3"><text:span text:style-name="T2">3: highlight VCS, smart shortening</text:span></text:p>
            </office:annotation>
            <text:p>Current path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formula="of:=SUM([.C14:.I14])" office:value-type="float" office:value="17" calcext:value-type="float">
            <text:p>17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4.821cm" draw:caption-point-x="-0.61cm" draw:caption-point-y="1.51cm">
              <dc:creator>NH</dc:creator>
              <dc:date>2022-08-16T00:00:00</dc:date>
              <text:p text:style-name="P3"><text:span text:style-name="T2">3: thresholded</text:span></text:p>
            </office:annotation>
            <text:p>Last runtime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formula="of:=SUM([.C15:.I15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office:annotation draw:style-name="gr1" draw:text-style-name="P4" svg:width="2.899cm" svg:height="1.799cm" svg:x="7.805cm" svg:y="5.273cm" draw:caption-point-x="-0.61cm" draw:caption-point-y="1.51cm">
              <dc:creator>NH</dc:creator>
              <dc:date>2022-08-16T00:00:00</dc:date>
              <text:p text:style-name="P3"><text:span text:style-name="T2">3: allows thresholding</text:span></text:p>
            </office:annotation>
            <text:p>Battery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SUM([.C16:.I1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5.724cm" draw:caption-point-x="-0.61cm" draw:caption-point-y="1.51cm">
              <dc:creator>NH</dc:creator>
              <dc:date>2022-08-16T00:00:00</dc:date>
              <text:p text:style-name="P3"><text:span text:style-name="T2">3: show only if is not the login user</text:span></text:p>
            </office:annotation>
            <text:p>Username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7:.I1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176cm" draw:caption-point-x="-0.61cm" draw:caption-point-y="1.51cm">
              <dc:creator>NH</dc:creator>
              <dc:date>2022-08-16T00:00:00</dc:date>
              <text:p text:style-name="P3"><text:span text:style-name="T2">3: allows pretty hostname, FQDN… Display only if remote.</text:span></text:p>
            </office:annotation>
            <text:p>Hostna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8:.I1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628cm" draw:caption-point-x="-0.61cm" draw:caption-point-y="1.51cm">
              <dc:creator>NH</dc:creator>
              <dc:date>2022-08-17T00:00:00</dc:date>
              <text:p text:style-name="P3"><text:span text:style-name="T2">3: only display if &gt;0, specific icons/names</text:span></text:p>
            </office:annotation>
            <text:p>Exit cod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19:.I19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079cm" draw:caption-point-x="-0.61cm" draw:caption-point-y="1.51cm">
              <dc:creator>NH</dc:creator>
              <dc:date>2022-08-16T00:00:00</dc:date>
              <text:p text:style-name="P3"><text:span text:style-name="T2">3: indicate background/detached/sleeping only if &gt;0</text:span></text:p>
            </office:annotation>
            <text:p>Job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SUM([.C20:.I2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531cm" draw:caption-point-x="-0.61cm" draw:caption-point-y="1.51cm">
              <dc:creator>NH</dc:creator>
              <dc:date>2022-08-17T00:00:00</dc:date>
              <text:p text:style-name="P3"><text:span text:style-name="T2">3: can be shortened to a clock emoji</text:span></text:p>
            </office:annotation>
            <text:p>Date/ti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1:.I21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982cm" draw:caption-point-x="-0.61cm" draw:caption-point-y="1.51cm">
              <dc:creator>NH</dc:creator>
              <dc:date>2022-08-16T00:00:00</dc:date>
              <text:p text:style-name="P3"><text:span text:style-name="T2">3: indicate writing rights</text:span></text:p>
            </office:annotation>
            <text:p>FS Permission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2:.I22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434cm" draw:caption-point-x="-0.61cm" draw:caption-point-y="1.51cm">
              <dc:creator>NH</dc:creator>
              <dc:date>2022-08-16T00:00:00</dc:date>
              <text:p text:style-name="P3"><text:span text:style-name="T2">3: colors + thresholds</text:span></text:p>
            </office:annotation>
            <text:p>System Loa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3:.I23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885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Memory Usag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4:.I24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9.337cm" draw:caption-point-x="-0.61cm" draw:caption-point-y="1.51cm">
              <dc:creator>NH</dc:creator>
              <dc:date>2022-08-16T00:00:00</dc:date>
              <text:p text:style-name="P3"><text:span text:style-name="T2">3: random host color</text:span></text:p>
            </office:annotation>
            <text:p>Remote shel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5:.I2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HLV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6:.I2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d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7:.I2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0.692cm" draw:caption-point-x="-0.61cm" draw:caption-point-y="1.51cm">
              <dc:creator>NH</dc:creator>
              <dc:date>2022-08-16T00:00:00</dc:date>
              <text:p text:style-name="P3"><text:span text:style-name="T2">3: number of sessions, session name</text:span></text:p>
            </office:annotation>
            <text:p>Tmux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8:.I2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9:.I2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xy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0:.I3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sk usag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1:.I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2.498cm" draw:caption-point-x="-0.61cm" draw:caption-point-y="1.51cm">
              <dc:creator>NH</dc:creator>
              <dc:date>2022-08-16T00:00:00</dc:date>
              <text:p text:style-name="P3"><text:span text:style-name="T2">3: number of sessions</text:span></text:p>
            </office:annotation>
            <text:p>Scree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2:.I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mperatur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3:.I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mpt switc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4:.I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Version Control</text:p>
          </table:table-cell>
          <table:table-cell table:style-name="ce14" office:value-type="string" calcext:value-type="string">
            <text:p>Support</text:p>
          </table:table-cell>
          <table:table-cell table:style-name="ce27" table:formula="of:=SUM([.C36:.C41])" office:value-type="float" office:value="15" calcext:value-type="float">
            <text:p>15</text:p>
          </table:table-cell>
          <table:table-cell table:style-name="ce27" table:formula="of:=SUM([.D36:.D41])" office:value-type="float" office:value="4" calcext:value-type="float">
            <text:p>4</text:p>
          </table:table-cell>
          <table:table-cell table:style-name="ce27" table:formula="of:=SUM([.E36:.E41])" office:value-type="float" office:value="6" calcext:value-type="float">
            <text:p>6</text:p>
          </table:table-cell>
          <table:table-cell table:style-name="ce27" table:formula="of:=SUM([.F36:.F41])" office:value-type="float" office:value="8" calcext:value-type="float">
            <text:p>8</text:p>
          </table:table-cell>
          <table:table-cell table:style-name="ce27" table:formula="of:=SUM([.G36:.G41])" office:value-type="float" office:value="2" calcext:value-type="float">
            <text:p>2</text:p>
          </table:table-cell>
          <table:table-cell table:style-name="ce27" table:formula="of:=SUM([.H36:.H41])" office:value-type="float" office:value="3" calcext:value-type="float">
            <text:p>3</text:p>
          </table:table-cell>
          <table:table-cell table:style-name="ce27" table:formula="of:=SUM([.I36:.I41])" office:value-type="float" office:value="3" calcext:value-type="float">
            <text:p>3</text:p>
          </table:table-cell>
          <table:table-cell table:style-name="ce37" table:formula="of:=AVERAGE([.J36:.J41])" office:value-type="float" office:value="6.83333333333333" calcext:value-type="float">
            <text:p>6,8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Git</text:p>
          </table:table-cell>
          <table:table-cell table:number-columns-repeated="4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9" table:formula="of:=SUM([.C36:.I36])" office:value-type="float" office:value="18" calcext:value-type="float">
            <text:p>18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Mercuri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7:.I3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bversio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38:.I3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azaar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9:.I3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ossi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0:.I4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last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1:.I4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vironments</text:p>
          </table:table-cell>
          <table:table-cell table:style-name="ce14" office:value-type="string" calcext:value-type="string">
            <text:p>Support</text:p>
          </table:table-cell>
          <table:table-cell table:style-name="ce28" table:formula="of:=SUM([.C43:.C62])" office:value-type="float" office:value="21" calcext:value-type="float">
            <text:p>21</text:p>
          </table:table-cell>
          <table:table-cell table:style-name="ce28" table:formula="of:=SUM([.D43:.D62])" office:value-type="float" office:value="28" calcext:value-type="float">
            <text:p>28</text:p>
          </table:table-cell>
          <table:table-cell table:style-name="ce28" table:formula="of:=SUM([.E43:.E62])" office:value-type="float" office:value="18" calcext:value-type="float">
            <text:p>18</text:p>
          </table:table-cell>
          <table:table-cell table:style-name="ce28" table:formula="of:=SUM([.F43:.F62])" office:value-type="float" office:value="10" calcext:value-type="float">
            <text:p>10</text:p>
          </table:table-cell>
          <table:table-cell table:style-name="ce28" table:formula="of:=SUM([.G43:.G62])" office:value-type="float" office:value="25" calcext:value-type="float">
            <text:p>25</text:p>
          </table:table-cell>
          <table:table-cell table:style-name="ce28" table:formula="of:=SUM([.H43:.H62])" office:value-type="float" office:value="2" calcext:value-type="float">
            <text:p>2</text:p>
          </table:table-cell>
          <table:table-cell table:style-name="ce28" table:formula="of:=SUM([.I43:.I62])" office:value-type="float" office:value="0" calcext:value-type="float">
            <text:p>0</text:p>
          </table:table-cell>
          <table:table-cell table:style-name="ce37" table:formula="of:=AVERAGE([.J43:.J62])" office:value-type="float" office:value="5.2" calcext:value-type="float">
            <text:p>5,2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3" office:value-type="string" calcext:value-type="string">
            <text:p>Kubernete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3:.I43])" office:value-type="float" office:value="12" calcext:value-type="float">
            <text:p>12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5" office:value-type="string" calcext:value-type="string">
            <text:p>AW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44:.I44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d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5:.I4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 venv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6:.I46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rraform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47:.I4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zur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8:.I48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 contex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49:.I4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x-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0:.I5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51:.I5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tainers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2:.I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 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3:.I5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 v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4:.I5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5:.I5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6:.I5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7:.I5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ingularity/Apptaine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8:.I5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9:.I5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olbox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60:.I6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erm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61:.I6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oftware Collection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62:.I6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C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3:.I6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Support</text:p>
          </table:table-cell>
          <table:table-cell table:style-name="ce29" table:formula="of:=SUM([.C65:.C76])" office:value-type="float" office:value="12" calcext:value-type="float">
            <text:p>12</text:p>
          </table:table-cell>
          <table:table-cell table:style-name="ce29" table:formula="of:=SUM([.D65:.D76])" office:value-type="float" office:value="3" calcext:value-type="float">
            <text:p>3</text:p>
          </table:table-cell>
          <table:table-cell table:style-name="ce29" table:formula="of:=SUM([.E65:.E76])" office:value-type="float" office:value="0" calcext:value-type="float">
            <text:p>0</text:p>
          </table:table-cell>
          <table:table-cell table:style-name="ce29" table:formula="of:=SUM([.F65:.F76])" office:value-type="float" office:value="2" calcext:value-type="float">
            <text:p>2</text:p>
          </table:table-cell>
          <table:table-cell table:style-name="ce29" table:formula="of:=SUM([.G65:.G76])" office:value-type="float" office:value="12" calcext:value-type="float">
            <text:p>12</text:p>
          </table:table-cell>
          <table:table-cell table:style-name="ce29" table:formula="of:=SUM([.H65:.H76])" office:value-type="float" office:value="10" calcext:value-type="float">
            <text:p>10</text:p>
          </table:table-cell>
          <table:table-cell table:style-name="ce29" table:formula="of:=SUM([.I65:.I76])" office:value-type="float" office:value="0" calcext:value-type="float">
            <text:p>0</text:p>
          </table:table-cell>
          <table:table-cell table:style-name="ce37" table:formula="of:=AVERAGE([.J65:.J76])" office:value-type="float" office:value="3.25" calcext:value-type="float">
            <text:p>3,3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office:annotation draw:style-name="gr1" draw:text-style-name="P4" svg:width="2.899cm" svg:height="1.799cm" svg:x="7.805cm" svg:y="27.399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WiFi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1" table:formula="of:=SUM([.C65:.I65])" office:value-type="float" office:value="6" calcext:value-type="float">
            <text:p>6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27.851cm" draw:caption-point-x="-0.61cm" draw:caption-point-y="1.51cm">
              <dc:creator>NH</dc:creator>
              <dc:date>2022-08-16T00:00:00</dc:date>
              <text:p text:style-name="P3"><text:span text:style-name="T2">3: colors by type, if not loopback</text:span></text:p>
            </office:annotation>
            <text:p>Local I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6:.I6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xtern I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7:.I6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etwork Load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8:.I6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nvironment Variabl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9:.I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stack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0:.I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itl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1:.I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yperlink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2:.I7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3:.I7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il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4:.I7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ptim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5:.I7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PN IP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6:.I7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office:annotation draw:style-name="gr2" draw:text-style-name="P2" svg:width="2.899cm" svg:height="4.546cm" svg:x="3.755cm" svg:y="32.818cm" draw:caption-point-x="-0.61cm" draw:caption-point-y="1.51cm">
              <dc:creator>NH</dc:creator>
              <dc:date>2022-09-05T00:00:00</dc:date>
              <text:p text:style-name="P1"><text:span text:style-name="T1">1: Displays version or basic infos.</text:span></text:p>
              <text:p text:style-name="P1"><text:span text:style-name="T1">2: Displays basic infos when necessary or always displays real infos.</text:span></text:p>
              <text:p text:style-name="P1"><text:span text:style-name="T1">3: Displays what really matters, when it matters.</text:span></text:p>
            </office:annotation>
            <text:p>Dev context</text:p>
          </table:table-cell>
          <table:table-cell table:style-name="ce14" office:value-type="string" calcext:value-type="string">
            <text:p>Support</text:p>
          </table:table-cell>
          <table:table-cell table:style-name="ce30" table:formula="of:=SUM([.C78:.C130])" office:value-type="float" office:value="6" calcext:value-type="float">
            <text:p>6</text:p>
          </table:table-cell>
          <table:table-cell table:style-name="ce30" table:formula="of:=SUM([.D78:.D130])" office:value-type="float" office:value="85" calcext:value-type="float">
            <text:p>85</text:p>
          </table:table-cell>
          <table:table-cell table:style-name="ce30" table:formula="of:=SUM([.E78:.E130])" office:value-type="float" office:value="37" calcext:value-type="float">
            <text:p>37</text:p>
          </table:table-cell>
          <table:table-cell table:style-name="ce30" table:formula="of:=SUM([.F78:.F130])" office:value-type="float" office:value="49" calcext:value-type="float">
            <text:p>49</text:p>
          </table:table-cell>
          <table:table-cell table:style-name="ce30" table:formula="of:=SUM([.G78:.G130])" office:value-type="float" office:value="21" calcext:value-type="float">
            <text:p>21</text:p>
          </table:table-cell>
          <table:table-cell table:style-name="ce30" table:formula="of:=SUM([.H78:.H130])" office:value-type="float" office:value="0" calcext:value-type="float">
            <text:p>0</text:p>
          </table:table-cell>
          <table:table-cell table:style-name="ce30" table:formula="of:=SUM([.I78:.I130])" office:value-type="float" office:value="0" calcext:value-type="float">
            <text:p>0</text:p>
          </table:table-cell>
          <table:table-cell table:style-name="ce37" table:formula="of:=AVERAGE([.J78:.J130])" office:value-type="float" office:value="3.73584905660377" calcext:value-type="float">
            <text:p>3,7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.NE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78:.I78])" office:value-type="float" office:value="9" calcext:value-type="float">
            <text:p>9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G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9:.I7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askel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0:.I8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1:.I8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.js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2:.I8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urrent Shel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3:.I83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HP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4:.I8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5:.I8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oogle Cloud (gcloud)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6:.I8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7:.I8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wif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8:.I8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uli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9:.I89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ackage director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0:.I9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av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1:.I91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ak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2:.I9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rysta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3:.I9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r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4:.I9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ixi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5:.I9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m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6:.I9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7:.I9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8:.I9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lutt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9:.I9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otli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0:.I10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1:.I10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BM clou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02:.I10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ngula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3:.I10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f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4:.I10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5:.I10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6:.I10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DS (SAP CAP)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7:.I10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oud Foundr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8:.I10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BO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9:.I10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0:.I11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e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1:.I11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mber.js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2:.I1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rlan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3:.I11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radl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4:.I11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el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5:.I11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ven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6:.I11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7:.I1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C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8:.I1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penS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9:.I1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lumi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0:.I12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reScrip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1:.I1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aku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2:.I1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ed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3:.I12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4:.I12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I5 Tooling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25:.I12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6:.I12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agran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7:.I12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Zi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8:.I1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sdf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129:.I12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Xcod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30:.I13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PM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1:.I13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C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2:.I1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3:.I1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Services</text:p>
          </table:table-cell>
          <table:table-cell table:style-name="ce14" office:value-type="string" calcext:value-type="string">
            <text:p>Support</text:p>
          </table:table-cell>
          <table:table-cell table:style-name="ce31" table:formula="of:=SUM([.C135:.C151])" office:value-type="float" office:value="0" calcext:value-type="float">
            <text:p>0</text:p>
          </table:table-cell>
          <table:table-cell table:style-name="ce31" table:formula="of:=SUM([.D135:.D151])" office:value-type="float" office:value="0" calcext:value-type="float">
            <text:p>0</text:p>
          </table:table-cell>
          <table:table-cell table:style-name="ce31" table:formula="of:=SUM([.E135:.E151])" office:value-type="float" office:value="0" calcext:value-type="float">
            <text:p>0</text:p>
          </table:table-cell>
          <table:table-cell table:style-name="ce31" table:formula="of:=SUM([.F135:.F151])" office:value-type="float" office:value="15" calcext:value-type="float">
            <text:p>15</text:p>
          </table:table-cell>
          <table:table-cell table:style-name="ce31" table:formula="of:=SUM([.G135:.G151])" office:value-type="float" office:value="4" calcext:value-type="float">
            <text:p>4</text:p>
          </table:table-cell>
          <table:table-cell table:style-name="ce31" table:formula="of:=SUM([.H135:.H151])" office:value-type="float" office:value="25" calcext:value-type="float">
            <text:p>25</text:p>
          </table:table-cell>
          <table:table-cell table:style-name="ce31" table:formula="of:=SUM([.I135:.I151])" office:value-type="float" office:value="0" calcext:value-type="float">
            <text:p>0</text:p>
          </table:table-cell>
          <table:table-cell table:style-name="ce37" table:formula="of:=AVERAGE([.J135:.J151])" office:value-type="float" office:value="2.58823529411765" calcext:value-type="float">
            <text:p>2,6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Weathe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43" table:formula="of:=SUM([.C135:.I135])" office:value-type="float" office:value="4" calcext:value-type="float">
            <text:p>4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Brewfath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36:.I1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7:.I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B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8:.I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une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9:.I1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OCP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0:.I1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PD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1:.I1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DIO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2:.I1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hythmbox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3:.I1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ghtscou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44:.I14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ementin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5:.I14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otif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6:.I14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trava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7:.I14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akatim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8:.I14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ithing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9:.I14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YouTube Mus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50:.I15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askwarrio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1:.I15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do.txt-cli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2:.I152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ompts comparison as of 2022-10-30'.C6:'Prompts comparison as of 2022-10-30'.I6 'Prompts comparison as of 2022-10-30'.C8:'Prompts comparison as of 2022-10-30'.I12 'Prompts comparison as of 2022-10-30'.C14:'Prompts comparison as of 2022-10-30'.I34 'Prompts comparison as of 2022-10-30'.C36:'Prompts comparison as of 2022-10-30'.I41 'Prompts comparison as of 2022-10-30'.C43:'Prompts comparison as of 2022-10-30'.I63 'Prompts comparison as of 2022-10-30'.C65:'Prompts comparison as of 2022-10-30'.I76 'Prompts comparison as of 2022-10-30'.C78:'Prompts comparison as of 2022-10-30'.I133 'Prompts comparison as of 2022-10-30'.C135:'Prompts comparison as of 2022-10-30'.I152">
            <calcext:condition calcext:apply-style-name="Neutral" calcext:value="=1" calcext:base-cell-address="'Prompts comparison as of 2022-10-30'.C6"/>
            <calcext:condition calcext:apply-style-name="Average" calcext:value="=2" calcext:base-cell-address="'Prompts comparison as of 2022-10-30'.C6"/>
            <calcext:condition calcext:apply-style-name="Good" calcext:value="=3" calcext:base-cell-address="'Prompts comparison as of 2022-10-30'.C6"/>
            <calcext:condition calcext:apply-style-name="Bad" calcext:value="&lt;=0" calcext:base-cell-address="'Prompts comparison as of 2022-10-30'.C6"/>
          </calcext:conditional-format>
          <calcext:conditional-format calcext:target-range-address="'Prompts comparison as of 2022-10-30'.C5:'Prompts comparison as of 2022-10-30'.I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10-30'.C42:'Prompts comparison as of 2022-10-30'.I42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10-30'.C77:'Prompts comparison as of 2022-10-30'.I77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10-30'.C13:'Prompts comparison as of 2022-10-30'.I1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10-30'.C35:'Prompts comparison as of 2022-10-30'.I3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10-30'.C64:'Prompts comparison as of 2022-10-30'.I64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10-30'.C134:'Prompts comparison as of 2022-10-30'.I134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10-30'.J153:'Prompts comparison as of 2022-10-30'.J1048576 'Prompts comparison as of 2022-10-30'.J8:'Prompts comparison as of 2022-10-30'.J12 'Prompts comparison as of 2022-10-30'.J14:'Prompts comparison as of 2022-10-30'.J34 'Prompts comparison as of 2022-10-30'.J43:'Prompts comparison as of 2022-10-30'.J63 'Prompts comparison as of 2022-10-30'.J78:'Prompts comparison as of 2022-10-30'.J133 'Prompts comparison as of 2022-10-30'.J2:'Prompts comparison as of 2022-10-30'.J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10-30'.J36:'Prompts comparison as of 2022-10-30'.J4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10-30'.J65:'Prompts comparison as of 2022-10-30'.J7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10-30'.J135:'Prompts comparison as of 2022-10-30'.J152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10-30'.C7:'Prompts comparison as of 2022-10-30'.I7">
            <calcext:color-scale>
              <calcext:color-scale-entry calcext:value="0" calcext:type="minimum" calcext:color="#ede7f6"/>
              <calcext:color-scale-entry calcext:value="0" calcext:type="maximum" calcext:color="#673ab7"/>
            </calcext:color-scale>
          </calcext:conditional-format>
        </calcext:conditional-formats>
      </table:table>
      <table:table table:name="Featur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01" office:value-type="string" calcext:value-type="string">
            <text:p>Level</text:p>
          </table:table-cell>
          <table:table-cell table:style-name="ce101" office:value-type="string" calcext:value-type="string">
            <text:p>Description</text:p>
          </table:table-cell>
          <table:table-cell table:style-name="ce101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uppor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feature set but poor ergonomics (e.g. fixed-color tags list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features and ergonomic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Prompts comparison as of 2022-10-30'.A43:'Prompts comparison as of 2022-10-30'.AMJ63" table:contains-header="false">
          <table:sort>
            <table:sort-by table:field-number="9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Default" style:family="table-cell">
      <style:table-cell-properties fo:background-color="transparent"/>
      <style:text-properties style:use-window-font-color="tru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1fdc1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ce4e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ne" style:family="table-cell" style:parent-style-name="Default">
      <style:table-cell-properties fo:background-color="transparent"/>
      <style:text-properties fo:color="#a5a5a5"/>
    </style:style>
    <style:style style:name="Average" style:family="table-cell" style:parent-style-name="Status">
      <style:table-cell-properties fo:background-color="#d7daf3"/>
      <style:text-properties fo:color="#283593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30cm" fo:page-height="75.001cm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09:32:32.205340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2-08-16T20:46:23.144830003</meta:creation-date>
    <dc:date>2022-10-30T09:34:31.328557826</dc:date>
    <dc:creator>Noj Han</dc:creator>
    <meta:editing-duration>PT7H14M27S</meta:editing-duration>
    <meta:editing-cycles>83</meta:editing-cycles>
    <meta:generator>LibreOffice/6.4.7.2$Linux_X86_64 LibreOffice_project/40$Build-2</meta:generator>
    <meta:document-statistic meta:table-count="2" meta:cell-count="1377" meta:object-count="0"/>
  </office:meta>
</office:document-meta>
</file>